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Invoker.getRol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flowInvoker.getRequired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flowInvoker.extractParameters( String eventName , Identity identity , Role [ ]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orkflowInvoker.WorkflowInvoker( Map parameters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flowInvoker.setRoles( NamespaceMap parameters , Role [ ] rol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orkflowInvoker.invokeTran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orkflowInvoker.getEv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nvoker.getMachine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nvoker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nvoker.setup( Publication publication , String webappUr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orkflowInvok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Invoker.setIdentity( NamespaceMap parameters , Identity ident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